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608cm" fo:min-width="27.5cm"/>
    </style:style>
    <style:style style:name="gr2" style:family="graphic" style:parent-style-name="standard">
      <style:graphic-properties draw:textarea-horizontal-align="justify" draw:textarea-vertical-align="middle" draw:auto-grow-height="false" fo:min-height="4.024cm" fo:min-width="18.898cm"/>
    </style:style>
    <style:style style:name="gr3" style:family="graphic" style:parent-style-name="standard">
      <style:graphic-properties draw:textarea-horizontal-align="justify" draw:textarea-vertical-align="middle" draw:auto-grow-height="false" fo:min-height="3.434cm" fo:min-width="13.344cm"/>
    </style:style>
    <style:style style:name="gr4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28cm" svg:height="6.85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432cm" svg:height="6.042cm" svg:x="0.254cm" svg:y="6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7.686cm" svg:height="7.366cm" svg:x="0cm" svg:y="13.4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nry Castro</meta:initial-creator>
    <meta:creation-date>2016-09-15T12:13:56.119550307</meta:creation-date>
    <dc:date>2016-09-15T12:16:38.744433461</dc:date>
    <dc:creator>Henry Castro</dc:creator>
    <meta:editing-duration>PT2M43S</meta:editing-duration>
    <meta:editing-cycles>1</meta:editing-cycles>
    <meta:document-statistic meta:object-count="26"/>
    <meta:generator>LibreOffice/4.3.3.2$Linux_X86_64 LibreOffice_project/430m0$Build-2</meta:generator>
  </office:meta>
</office:document-meta>
</file>